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f8da" officeooo:paragraph-rsid="0015f8da"/>
    </style:style>
    <style:style style:name="P2" style:family="paragraph" style:parent-style-name="Standard">
      <style:text-properties officeooo:rsid="0019a78b" officeooo:paragraph-rsid="0019a78b"/>
    </style:style>
    <style:style style:name="P3" style:family="paragraph" style:parent-style-name="Standard">
      <style:text-properties officeooo:rsid="0019a78b" officeooo:paragraph-rsid="0023fde4"/>
    </style:style>
    <style:style style:name="P4" style:family="paragraph" style:parent-style-name="Standard">
      <style:text-properties officeooo:rsid="0019a78b" officeooo:paragraph-rsid="002f4247"/>
    </style:style>
    <style:style style:name="P5" style:family="paragraph" style:parent-style-name="Standard">
      <style:text-properties officeooo:rsid="0019a78b" officeooo:paragraph-rsid="00330211"/>
    </style:style>
    <style:style style:name="P6" style:family="paragraph" style:parent-style-name="Standard">
      <style:text-properties officeooo:rsid="0019a78b" officeooo:paragraph-rsid="0050bc80"/>
    </style:style>
    <style:style style:name="P7" style:family="paragraph" style:parent-style-name="Standard">
      <style:text-properties officeooo:rsid="0057958c" officeooo:paragraph-rsid="0057958c"/>
    </style:style>
    <style:style style:name="P8" style:family="paragraph" style:parent-style-name="Standard">
      <style:text-properties officeooo:rsid="0057958c" officeooo:paragraph-rsid="006a9759"/>
    </style:style>
    <style:style style:name="P9" style:family="paragraph" style:parent-style-name="Standard">
      <style:paragraph-properties fo:text-align="center" style:justify-single-word="false"/>
      <style:text-properties fo:font-weight="bold" officeooo:rsid="005927b2" officeooo:paragraph-rsid="005927b2" style:font-weight-asian="bold" style:font-weight-complex="bold"/>
    </style:style>
    <style:style style:name="P10" style:family="paragraph" style:parent-style-name="Standard">
      <style:text-properties officeooo:rsid="0014db8f" officeooo:paragraph-rsid="005f9e9e"/>
    </style:style>
    <style:style style:name="P11" style:family="paragraph" style:parent-style-name="Standard">
      <style:text-properties officeooo:rsid="005f9e9e" officeooo:paragraph-rsid="005f9e9e"/>
    </style:style>
    <style:style style:name="P12" style:family="paragraph" style:parent-style-name="Standard">
      <style:text-properties officeooo:rsid="005fa970" officeooo:paragraph-rsid="005fa970"/>
    </style:style>
    <style:style style:name="P13" style:family="paragraph" style:parent-style-name="Standard">
      <style:text-properties officeooo:rsid="0060abfc" officeooo:paragraph-rsid="0060abfc"/>
    </style:style>
    <style:style style:name="P14" style:family="paragraph" style:parent-style-name="Standard">
      <style:text-properties officeooo:rsid="0063a2fd" officeooo:paragraph-rsid="0063a2fd"/>
    </style:style>
    <style:style style:name="P15" style:family="paragraph" style:parent-style-name="Standard">
      <style:text-properties officeooo:rsid="0065bea9" officeooo:paragraph-rsid="0065bea9"/>
    </style:style>
    <style:style style:name="P16" style:family="paragraph" style:parent-style-name="Standard">
      <style:text-properties officeooo:rsid="00686317" officeooo:paragraph-rsid="00686317"/>
    </style:style>
    <style:style style:name="P17" style:family="paragraph" style:parent-style-name="Standard">
      <style:text-properties officeooo:rsid="0069f59a" officeooo:paragraph-rsid="0069f59a"/>
    </style:style>
    <style:style style:name="P18" style:family="paragraph" style:parent-style-name="Standard">
      <style:text-properties officeooo:rsid="006a6f7e" officeooo:paragraph-rsid="006a6f7e"/>
    </style:style>
    <style:style style:name="P19" style:family="paragraph" style:parent-style-name="Standard">
      <style:text-properties officeooo:rsid="0057958c" officeooo:paragraph-rsid="006bc0a9"/>
    </style:style>
    <style:style style:name="P20" style:family="paragraph" style:parent-style-name="Standard">
      <style:text-properties officeooo:rsid="0057958c" officeooo:paragraph-rsid="006a9759"/>
    </style:style>
    <style:style style:name="P21" style:family="paragraph" style:parent-style-name="Standard">
      <style:text-properties officeooo:rsid="006e3ca0" officeooo:paragraph-rsid="006e3ca0"/>
    </style:style>
    <style:style style:name="P22" style:family="paragraph" style:parent-style-name="Standard">
      <style:text-properties officeooo:rsid="006e3ca0" officeooo:paragraph-rsid="0074714b"/>
    </style:style>
    <style:style style:name="P23" style:family="paragraph" style:parent-style-name="Standard">
      <style:text-properties officeooo:rsid="006e3ca0" officeooo:paragraph-rsid="0077215e"/>
    </style:style>
    <style:style style:name="P24" style:family="paragraph" style:parent-style-name="Standard">
      <style:text-properties officeooo:rsid="006f0218" officeooo:paragraph-rsid="006f0218"/>
    </style:style>
    <style:style style:name="P25" style:family="paragraph" style:parent-style-name="Standard">
      <style:text-properties officeooo:rsid="0070a7f1" officeooo:paragraph-rsid="0070a7f1"/>
    </style:style>
    <style:style style:name="P26" style:family="paragraph" style:parent-style-name="Standard">
      <style:text-properties officeooo:rsid="0077215e" officeooo:paragraph-rsid="0077215e"/>
    </style:style>
    <style:style style:name="P27" style:family="paragraph" style:parent-style-name="Standard" style:list-style-name="L1">
      <style:text-properties officeooo:rsid="0077215e" officeooo:paragraph-rsid="0077215e"/>
    </style:style>
    <style:style style:name="P28" style:family="paragraph" style:parent-style-name="Standard" style:list-style-name="L1">
      <style:text-properties officeooo:rsid="00777b32" officeooo:paragraph-rsid="00777b32"/>
    </style:style>
    <style:style style:name="P29" style:family="paragraph" style:parent-style-name="Standard" style:list-style-name="L1">
      <style:text-properties officeooo:rsid="00802df6" officeooo:paragraph-rsid="00802df6"/>
    </style:style>
    <style:style style:name="P30" style:family="paragraph" style:parent-style-name="Standard">
      <style:text-properties officeooo:rsid="00802df6" officeooo:paragraph-rsid="00802df6"/>
    </style:style>
    <style:style style:name="T1" style:family="text">
      <style:text-properties officeooo:rsid="0019add9"/>
    </style:style>
    <style:style style:name="T2" style:family="text">
      <style:text-properties officeooo:rsid="002914d2"/>
    </style:style>
    <style:style style:name="T3" style:family="text">
      <style:text-properties fo:font-style="italic" officeooo:rsid="002914d2" style:font-style-asian="italic" style:font-style-complex="italic"/>
    </style:style>
    <style:style style:name="T4" style:family="text">
      <style:text-properties fo:font-style="italic" officeooo:rsid="002c114b" style:font-style-asian="italic" style:font-style-complex="italic"/>
    </style:style>
    <style:style style:name="T5" style:family="text">
      <style:text-properties fo:font-style="italic" officeooo:rsid="0039007b" style:font-style-asian="italic" style:font-style-complex="italic"/>
    </style:style>
    <style:style style:name="T6" style:family="text">
      <style:text-properties fo:font-style="italic" officeooo:rsid="0050bc80" style:font-style-asian="italic" style:font-style-complex="italic"/>
    </style:style>
    <style:style style:name="T7" style:family="text">
      <style:text-properties fo:font-style="normal" officeooo:rsid="0029cb43" style:font-style-asian="normal" style:font-style-complex="normal"/>
    </style:style>
    <style:style style:name="T8" style:family="text">
      <style:text-properties fo:font-style="normal" officeooo:rsid="0015f8da" style:font-style-asian="normal" style:font-style-complex="normal"/>
    </style:style>
    <style:style style:name="T9" style:family="text">
      <style:text-properties fo:font-style="normal" officeooo:rsid="002dc405" style:font-style-asian="normal" style:font-style-complex="normal"/>
    </style:style>
    <style:style style:name="T10" style:family="text">
      <style:text-properties fo:font-style="normal" officeooo:rsid="002e6b70" style:font-style-asian="normal" style:font-style-complex="normal"/>
    </style:style>
    <style:style style:name="T11" style:family="text">
      <style:text-properties fo:font-style="normal" officeooo:rsid="002c114b" style:font-style-asian="normal" style:font-style-complex="normal"/>
    </style:style>
    <style:style style:name="T12" style:family="text">
      <style:text-properties fo:font-style="normal" officeooo:rsid="0030c250" style:font-style-asian="normal" style:font-style-complex="normal"/>
    </style:style>
    <style:style style:name="T13" style:family="text">
      <style:text-properties fo:font-style="normal" officeooo:rsid="00330211" style:font-style-asian="normal" style:font-style-complex="normal"/>
    </style:style>
    <style:style style:name="T14" style:family="text">
      <style:text-properties fo:font-style="normal" officeooo:rsid="0035d64f" style:font-style-asian="normal" style:font-style-complex="normal"/>
    </style:style>
    <style:style style:name="T15" style:family="text">
      <style:text-properties fo:font-style="normal" officeooo:rsid="0039007b" style:font-style-asian="normal" style:font-style-complex="normal"/>
    </style:style>
    <style:style style:name="T16" style:family="text">
      <style:text-properties fo:font-style="normal" officeooo:rsid="003a00c3" style:font-style-asian="normal" style:font-style-complex="normal"/>
    </style:style>
    <style:style style:name="T17" style:family="text">
      <style:text-properties fo:font-style="normal" officeooo:rsid="003b7049" style:font-style-asian="normal" style:font-style-complex="normal"/>
    </style:style>
    <style:style style:name="T18" style:family="text">
      <style:text-properties fo:font-style="normal" officeooo:rsid="0041226b" style:font-style-asian="normal" style:font-style-complex="normal"/>
    </style:style>
    <style:style style:name="T19" style:family="text">
      <style:text-properties fo:font-style="normal" officeooo:rsid="00427e50" style:font-style-asian="normal" style:font-style-complex="normal"/>
    </style:style>
    <style:style style:name="T20" style:family="text">
      <style:text-properties fo:font-style="normal" officeooo:rsid="004a6509" style:font-style-asian="normal" style:font-style-complex="normal"/>
    </style:style>
    <style:style style:name="T21" style:family="text">
      <style:text-properties fo:font-style="normal" officeooo:rsid="004af540" style:font-style-asian="normal" style:font-style-complex="normal"/>
    </style:style>
    <style:style style:name="T22" style:family="text">
      <style:text-properties fo:font-style="normal" officeooo:rsid="004ba1b9" style:font-style-asian="normal" style:font-style-complex="normal"/>
    </style:style>
    <style:style style:name="T23" style:family="text">
      <style:text-properties officeooo:rsid="0050bc80"/>
    </style:style>
    <style:style style:name="T24" style:family="text">
      <style:text-properties officeooo:rsid="00627019"/>
    </style:style>
    <style:style style:name="T25" style:family="text">
      <style:text-properties officeooo:rsid="0064ff63"/>
    </style:style>
    <style:style style:name="T26" style:family="text">
      <style:text-properties officeooo:rsid="006a6f7e"/>
    </style:style>
    <style:style style:name="T27" style:family="text">
      <style:text-properties officeooo:rsid="006a9759"/>
    </style:style>
    <style:style style:name="T28" style:family="text">
      <style:text-properties officeooo:rsid="006f0218"/>
    </style:style>
    <style:style style:name="T29" style:family="text">
      <style:text-properties officeooo:rsid="0074714b"/>
    </style:style>
    <style:style style:name="T30" style:family="text">
      <style:text-properties officeooo:rsid="00759dc3"/>
    </style:style>
    <style:style style:name="T31" style:family="text">
      <style:text-properties officeooo:rsid="00777b32"/>
    </style:style>
    <style:style style:name="T32" style:family="text">
      <style:text-properties officeooo:rsid="00788505"/>
    </style:style>
    <style:style style:name="T33" style:family="text">
      <style:text-properties officeooo:rsid="007eb443"/>
    </style:style>
    <style:style style:name="T34" style:family="text">
      <style:text-properties officeooo:rsid="00802df6"/>
    </style:style>
    <style:style style:name="T35" style:family="text">
      <style:text-properties officeooo:rsid="008212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esture Recognition Using Leap Motion Project Proposal</text:p>
      <text:p text:style-name="P1"/>
      <text:p text:style-name="P3"><text:tab/>Apraxia comes from the <text:span text:style-name="T1">prefix “a” meaning “without” and the </text:span><text:s/>Greek root word “praxi<text:span text:style-name="T1">s</text:span>” which means “<text:span text:style-name="T1">action”. Apraxia is a neurological condition that is sometimes caused by the effects of a stroke. It is a condition in which the patient is unable to exercise motor control over some of their muscles. There are different kinds of apraxia, including speech apraxia, which is a speech disorder the result of neurological pathways to the mouth muscles having been damaged. The muscles are not paralyzed or damaged, what causes these disorders are neurological conditions. In the department of Experimental Psychology researchers are studying patients with post-stroke loss of motor skills including possible cases of apraxia. The diagnosis of such a condition involves researchers presenting their patients with different movement based tests and evaluating the ease and effectiveness with which the patients are able to complete these screenings. The current tools available for the researchers include a tablet app which contains a drawing interface that is used to guage a patient’s ability to replicate a geometric shaped drawing. The evaluation of this tests is based on the training and judgement of the researchers. Such methods have proven very successful in the past few years as the spread of mobile devices allows for rehabilitation exercieses to be done at home. What is needed is a more automated way of scoring and accessing the condition. </text:span></text:p>
      <text:p text:style-name="P4"><text:tab/><text:span text:style-name="T2">There have been a few projects done in 2015 under the supervision of Dr. Irina Voiculescu that also looked at different approaches to computer aided diagnosis and rehabilitation of apraxia. I will briefly discuss the main goals and outcomes of the projects in this section. </text:span></text:p>
      <text:p text:style-name="P5"><text:span text:style-name="T3"><text:tab/>“Element-wise Analysis of Free-hand Line Drawings </text:span><text:span text:style-name="T4">for Psychological Diagnosis”</text:span><text:span text:style-name="T11"> was a dessertation completed by Cihan Chen. This student project looked at d</text:span><text:span text:style-name="T7">evelop</text:span><text:span text:style-name="T11">ing</text:span><text:span text:style-name="T7"> a generic architecture capable of processing </text:span><text:span text:style-name="T11">patient </text:span><text:span text:style-name="T7">drawing</text:span><text:span text:style-name="T11">s of a target figure </text:span><text:span text:style-name="T7"><text:s/>with relatively complex structures. </text:span><text:span text:style-name="T9">As mentioned above, the department of Experimental Psychology employs a tablet application to help researchers diagonse patients with apraxia. One of the main goals of this project was to make the assessment process of such a procedure more objective by using a hybrid machine-learning and algorithmic approach. </text:span><text:span text:style-name="T13">The author outlined some good reasons as to the unfeasiblity <text:s/></text:span><text:span text:style-name="T14">of</text:span><text:span text:style-name="T13"> such a problem being viewed as a pure classification problem. Simply put, the number of classification classes would grow exponentially with respect to the number of distinct elements present in the drawings. The </text:span><text:span text:style-name="T14">approach of this project </text:span><text:span text:style-name="T13">was</text:span><text:span text:style-name="T9"> to decompse the patient’s hand drawing into symbolic elements and </text:span><text:span text:style-name="T14">then extract </text:span><text:span text:style-name="T9">line segment</text:span><text:span text:style-name="T13">s</text:span><text:span text:style-name="T9">. Then recompose the </text:span><text:span text:style-name="T14">all of the identified </text:span><text:span text:style-name="T9">elements back into the corresponding target figure and score the reconstruction success as an indication of the patient’s diagonosis score. For the specific symbols in the drawing such as a “star”, “circle”, or a “cross”, the project employed a S</text:span><text:span text:style-name="T8">upport </text:span><text:span text:style-name="T9">V</text:span><text:span text:style-name="T8">ector </text:span><text:span text:style-name="T9">M</text:span><text:span text:style-name="T8">achine </text:span><text:span text:style-name="T9">classifier to extract and label these</text:span><text:span text:style-name="T8"> </text:span><text:span text:style-name="T9">symbolic </text:span><text:span text:style-name="T8">elements of the drawings. Then line segments </text:span><text:span text:style-name="T9">were</text:span><text:span text:style-name="T8"> extracted using a dynamic algorithm. An optimization process determines the best mapping scheme </text:span><text:span text:style-name="T9">to map the detected line segments to the target figure that was being replicated by the patient</text:span><text:span text:style-name="T8">. </text:span><text:span text:style-name="T12">Much of the code developed for this project was written in MATLAB language. </text:span><text:span text:style-name="T8">The approach was tested with real human drawings and the results were </text:span><text:span text:style-name="T9">quite promising; a majority of the drawings were interpreted accurately even in situtions involving distortio</text:span><text:span text:style-name="T10">ns</text:span><text:span text:style-name="T9"> such as skewness</text:span><text:span text:style-name="T8">. </text:span><text:span text:style-name="T10">As a result of his research, the author concluded that an automated approach and an object approach to interperting and scoring patient drawings of target figures might very well be possible. </text:span></text:p>
      <text:p text:style-name="P5"><text:span text:style-name="T10"><text:tab/>“</text:span><text:span text:style-name="T5">Gesture Recognition Using Leap Motion</text:span><text:span text:style-name="T15">” </text:span><text:span text:style-name="T16">was a project undertaken by Ioannis Zifos that looked at using a Leap </text:span><text:span text:style-name="T17">Motion sensor and the Unity game development </text:span><text:span text:style-name="T18">platform</text:span><text:span text:style-name="T17"> to create a game-like environment in which the player can complete some set tasks with scoring functions evaluating the proficiency with which the tasks are completed. Such an approach is likely to be popular with patients as it serves to gamify the rehabilitation process. </text:span><text:span text:style-name="T18">Leap Motion is a</text:span><text:span text:style-name="T19">n infrared</text:span><text:span text:style-name="T18"> sensor that can be attached to one’s computer via a USB cable. It comes with its own software that allows it detect a user’s hand movements in 3D and represent them on the computer screen. It also comes with an API that is supported in multiple languages including Javascript, C#, and Python. Leap Motion also has greate integration with Unity game engine, as it provides a freely accessible Unity Assets Pack that allows one to quickly utilize commonly used assets when developing games in Unity. Unity itself is a platform for developing games and it allows for the publication of the finished game across many platforms including PC and mobile platforms. </text:span><text:span text:style-name="T19">This project used the Leap Motion sensor to develop a game in Unity that can be played with real life hand gestures. </text:span><text:span text:style-name="T20">The objective of the game is to coordinate one’s static hand gestures to the “goal” hand gesture displayed in the game. </text:span><text:span text:style-name="T19">The game is scored via two scoring functions; </text:span><text:span text:style-name="T20">one that depends on the angle the bones on of the players hand make with the goal hand object the player is trying to emulate, and the other scoring function depends on the difference in position between the vectors created by the finger bones of the player vs the goal hand. Of course, because of nature of Leap Motion technology, this game requires some coordinated practice before the player is able understand how to achieve </text:span><text:soft-page-break/><text:span text:style-name="T20">highscores in the game. The game does have different levels of difficulty to accommodate a wider spectrum of players, including patients using the game for rehabilitation. </text:span><text:span text:style-name="T21">Such personalization of parameters is very important in order to encourage patients with apraxia who may get discouraged otherwise. </text:span><text:span text:style-name="T22">The author does mention several approaches that can be taken to improve the game further. <text:s/></text:span></text:p>
      <text:p text:style-name="P6"><text:tab/>“<text:span text:style-name="T6">A System for Hand Physiotherapy Using Leap Motion</text:span><text:span text:style-name="T23">” was a dissertation by Xueying Liu that created a web based system for patients doing hand physiotherapy using a Leap Motion sensor. The project focused on extracting useful informational feedback from the device that could help to guage the patients progress. The system uses Leap Motion sensor to provide user with a 3D model of their hand and guidence on the exercises to be performed. It collects and stores the data of the user’s practice sessions. The author met with doctors from Nuffield Orthopaedic Centre to seek guidence on the appropriate types of hand exercieses that should be used in this study. The project focused on three main hand exercises for each hand that involved contracting and opening the four fingers of the hand. Since this was a web-based project, it utilized the Javascript API provided by Leap Motion to access its inner functionality. The data from the Leap Motion sensor is contained inside “frames”, which are objects storing the various kinds data accessible via Leap Motion API. The project achieved all the functional requirements set for it and did have recommendations for future work that can be carried out. </text:span></text:p>
      <text:p text:style-name="P7"><text:tab/>After reading through the papers outlined above, it is clear that more work in this area is still needed. For example for the second project which dealt with making a Unity game could be improved upon by providing a bigger selection of gestures and also providing the option for the patient to practice dynamic gestures. Each gesture itself could be broken down into a level for the game and user could progress to more and more difficult gestures involving more dynamic movements. Unity game engine is also a good choice as it allows for cross-platform publication. The GUI of the game can also be improved to provide a better experience for the user. In addition machine learning algorithms can be used to help in classifying the user’s static hand gestures. </text:p>
      <text:p text:style-name="P7"><text:tab/>The draft timetable for this project would be from May to the end of July. Most of the coding and algorithmic work should be wrapping up by the end of June. July should focus on gathering all the results and compiling them into a finished document. August would primarily focus on finalizing the writing and the code for final submission. </text:p>
      <text:p text:style-name="P2"><text:tab/></text:p>
      <text:p text:style-name="P10"><text:tab/>--------------------------------------------------------------------------------------------------------</text:p>
      <text:p text:style-name="P10"/>
      <text:p text:style-name="P10"/>
      <text:p text:style-name="P19">After reading through the papers outlined above, it is clear that more work in this area is still needed. <text:span text:style-name="T27">The project I would like to propose takes inspiration from the work done by the second project which looked at making a Unity game that enables interactions via Leap Motion. I would like to undertake a project which extends this project much further. The game can be made much more engaging for the user. I would like to develop a game that resembles the popular Minecraft game. The game mechanics will be designed toward helping people who are undergoing rehabilitation for apraxia. I would like to encode the all the static and dynamic hand gestures into the game as “controls” for the user. These controls will be linked to specific “goals” in the game. In the following paragraphs, I would like to give a general idea about the mechanics and game-play I have in mind. However, it is clear that these ideas all still need to be flushed out and expanded in the earlier stage of the project, specifically during the design phase. </text:span></text:p>
      <text:p text:style-name="P19"/>
      <text:p text:style-name="P22">The goals in the game for the user to achieve will be such thing that can effect the environment. <text:span text:style-name="T29">Some</text:span> of the goals could be <text:span text:style-name="T29">“generate block”, “destroy block”,</text:span> “generate a tree”, “make it snow”, <text:span text:style-name="T29">and</text:span> “<text:span text:style-name="T29">jump 10 feet high with panoramic view” etc</text:span>. If the user is able to successesfully complete the hand gesture tasks, this will trigger the environment to the enact the goal that gesture was linked to. <text:span text:style-name="T29">So the game play could be described as such “closing fist causes the player to jump 10 feet with panoramic camera view”. </text:span>There will need to be a part of the game that is solely designed to help the user understand how the game needs to be played. I think a scene in which they are able to practice executing certain hand gestures to cause changes to the environment would be a necessary. <text:span text:style-name="T29">This can be the “sand-box”, so to speak, for the game. In this practice scene, the user should be able to pick which gestures he/she wants to focus on. </text:span>Also a screen that shows the current mapping of control gestures and the effects to which they map will be quite useful. This mapping should be flexible because certain users will have different preferences. For example one user might need a lot more practice with the “close fist” dynamic gesture, so they should be able to map that the effect they perfer the most, for example that effect could be “generate a tree”.</text:p>
      <text:p text:style-name="P21"><text:s/></text:p>
      <text:p text:style-name="P23"><text:soft-page-break/>The game should also have a concept of a “mission”. A mission is when several goals need to be completed in a given frame of time. These missions will help to develop the user’s engagement with the game which is crucial for them to practice the hand gestures for rehabilitation. <text:span text:style-name="T28">The design of these missions can be discussed with physicians who will be able to recommend the kinds and duration of exercises the patients can perform. Because different patients have different needs, there should also be a scene which allows the user to develop their own custom missions. I also want to implement a “parameterize-able” difficulty into the game, that is a level or a scene that tries to determine what success and failure should be for this particular user.</text:span></text:p>
      <text:p text:style-name="P8"/>
      <text:p text:style-name="P24">The UI/UX of the game needs to be appealing. Of course, it has all got to fit in the short time frame of the project, so I should not go overboard in designing, but the game should options for background music, and should have sound effects. The font should be easily readable and also look nice. </text:p>
      <text:p text:style-name="P24"/>
      <text:p text:style-name="P25">I have not done any machine learning course before, but it is a subject I am interested in. I dont know if I will be able to incorporate it into my project. I would like to spend some time to learn about it on my own from online lecture courses. After that I would have to research how to incorporate the popular machine learning tools such as TensorFlow with Unity. This aspect of the project would probably be a stretch goal. <text:span text:style-name="T30">But I would like to research more on how the “scoring functions” proposed in Ioannis Zifos’ project could be improved upon. In addition I would like to focus on the algorithm development undertaken by Xueying Liu’s project and see how it can be improved and incorporated into the validation procedures used for hand gestures in this project. </text:span></text:p>
      <text:p text:style-name="P25"/>
      <text:p text:style-name="P26">Writing this proposal is a little intimidating. I have never done such a project before and I dont know if I will be able to complete it in the short time frame. However it inspires me a lot that this project is dealing with a very real world problem and trying to use computer science to tackle that problem. I think this project should be grow from a skeletal framework of all the proposed goals outward to a final finished product. Below I will list out the goals and time frame in which I hope to achieve them. </text:p>
      <text:p text:style-name="P26"/>
      <text:list xml:id="list7096615488236795371" text:style-name="L1">
        <text:list-item>
          <text:p text:style-name="P27">Week <text:span text:style-name="T31">1-2: I need to be fully set up and have Unity and Leap Motion working on my computer. I need to learn about Unity and Leap Motion and the APIs that integrate them. I should also thoroughly read through the past students papers and code. If possible I should try to replicate some of their work to better undertand it. </text:span></text:p>
        </text:list-item>
        <text:list-item>
          <text:p text:style-name="P28">Week 3-4: I should exert all my energies to using Leap Motion sensor to recognize the 10 static gestures. I should gain familiarity with Leap Motion API and be able to generate a working, very bare bones “game” in Unity that responds to Leap Motion events. I should try to focus being able to respond the specific static hand gestures. </text:p>
        </text:list-item>
        <text:list-item>
          <text:p text:style-name="P28">Week <text:span text:style-name="T34">5</text:span>-6: I should focus on recognizing dynamic gestures and integrating them to my minimal game in Unity. If I am successful in this goal, I should polish up my code and refractor it and make more modular. <text:span text:style-name="T32">The algorithms used in the game to recognize hand gestures and score user actions should be carefully analyized. I should research on how they can be improved. </text:span>I should begin working on making the Minecraft-esque environment of the game. </text:p>
        </text:list-item>
        <text:list-item>
          <text:p text:style-name="P28">Week <text:span text:style-name="T34">7</text:span>-8: I should flush out the general environment of the game and also focus on the UI/UX. This time should be heavily focused on flushing out as much as possible all the different game-play goals laid out above. <text:span text:style-name="T32">Major goal by this deadline is to fix any outstanding and major bugs still present. </text:span></text:p>
        </text:list-item>
        <text:list-item>
          <text:p text:style-name="P28">Week <text:span text:style-name="T34">9</text:span>-10: <text:span text:style-name="T33">Meetings with researchers and users to guage feedback and receive input for possible changes. Enacting proposed changes.</text:span></text:p>
        </text:list-item>
        <text:list-item>
          <text:p text:style-name="P29">Week 11-12: Begin working of final dissertation with full focus. Try to finish the Introduction, Background and some parts of the Methodology Sections. </text:p>
        </text:list-item>
        <text:list-item>
          <text:p text:style-name="P29">Week 13-14: Major goal of this week will be to finish writing the dissertation and complete and last minute code changes. </text:p>
        </text:list-item>
        <text:list-item>
          <text:p text:style-name="P29">Week 15-16: Buffer zone. Should not try to fall back on this. There are always uncertainties when dealing with a big project. <text:span text:style-name="T35">Also, since I am taking the “Requirements” course in Trinity term, some of this time could account as a buffer for that. </text:span></text:p>
        </text:list-item>
      </text:list>
      <text:p text:style-name="P30"/>
      <text:p text:style-name="P30">To be clear, I do think it is necessary to meet with researchers at JR hospital throughout my project duration. I dont know exact times that will happen but that is sure to be spread out through the <text:soft-page-break/>duration of the work. Also, though I should commit to writing daily updates on my work as it progresses as that will help me immensely when I start working on the final paper with full focus. </text:p>
      <text:p text:style-name="P8"/>
      <text:p text:style-name="P8"/>
      <text:p text:style-name="P8"/>
      <text:p text:style-name="P8"/>
      <text:p text:style-name="P8">-----------------</text:p>
      <text:p text:style-name="P8">For example for the second project which dealt with making a Unity game could be improved upon by providing a bigger selection of gestures and also providing the option for the patient to practice dynamic gestures. Each gesture itself could be broken down into a level for the game and user could progress to more and more difficult gestures involving more dynamic movements. Unity game engine is also a good choice as it allows for cross-platform publication. The GUI of the game can also be improved to provide a better experience for the user. In addition machine learning algorithms can be used to help in classifying the user’s static hand gestures.</text:p>
      <text:p text:style-name="P10"/>
      <text:p text:style-name="P10"/>
      <text:p text:style-name="P11">technology is amazing. That introduction clicked with me. We should use tech to make people’s lives easier and better. The game he set out is very good base that can be extended. See below. </text:p>
      <text:p text:style-name="P11"/>
      <text:p text:style-name="P11">game like minecraft. More fun. More engaging, hand gestures control specific commands. The ten hand gestures could me mapped to specific goal achieving controls. It can be geared toward children and older people. Trees for older people? Defeating monsters for children? ← maybe that is getting too ambitious. But what could happen is specific levels designed for specific kinds of patients. Game could be opensource to make adding to it easier. </text:p>
      <text:p text:style-name="P11"/>
      <text:p text:style-name="P12">Need to incorporate dynamic gestures. Closing a fist might be same as jumping 10 feet into the air. And the jump should also automatically cause the player to circle around in a panaroma. Goals could be “achieve 10 jumps”. Closing fist half way could make a “tree sprout up in a random place” goal could be to “plant 10 trees”. <text:span text:style-name="T24">Other tasks can be randomly made by the developer and then a system can be designed that user can choose to map certain gesters to certain goals. Just have to make mvp. Let somebody else flush it out. “make it snow” make it rain. Throw a fireworks. At night time. All these could be tasks achievable via unity. </text:span></text:p>
      <text:p text:style-name="P12"/>
      <text:p text:style-name="P12">Also difficulty should be setable. And parameterizeable. So the same level can be achieved in regards to players condition. Could even have a “get to know player” level. Which sets the level parameters according to the player’s condition. He tries his best and says “ok” this should save parameters. </text:p>
      <text:p text:style-name="P12"/>
      <text:p text:style-name="P14">Music, better text, snow. </text:p>
      <text:p text:style-name="P14"/>
      <text:p text:style-name="P14">How do you get algorithm design into it? <text:span text:style-name="T25">And the required mathematics? Read others papers and understand the algorithms they use and come up with your own. </text:span></text:p>
      <text:p text:style-name="P14"/>
      <text:p text:style-name="P14"/>
      <text:p text:style-name="P13">Machine learning → future, stretch goal. Cuz I am not too comfortable with it since I have not studied it yet. I am very interested in it and would love to learn, but also integrating it with unity might be difficult. </text:p>
      <text:p text:style-name="P12"/>
      <text:p text:style-name="P12"/>
      <text:p text:style-name="P15">How will you record your daily progress? On github? Daily goal setting and stand up?</text:p>
      <text:p text:style-name="P15"/>
      <text:p text:style-name="P16">More enjoyable = more engagement from user. </text:p>
      <text:p text:style-name="P16"/>
      <text:p text:style-name="P17">Could also have a comment section that could ←nah.. too ambitious. </text:p>
      <text:p text:style-name="P17"/>
      <text:p text:style-name="P17">Maybe machine learning can be used to find out where the user needs improvement. And it can send more exercises as such to do so. Think duolingo. <text:span text:style-name="T26">Also algorithms could be used. </text:span></text:p>
      <text:p text:style-name="P17"/>
      <text:p text:style-name="P18">Its fine to not know how to do these things. Its part of the project to figure out ho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1:53:14.860872487</meta:creation-date>
    <meta:generator>LibreOffice/5.1.6.2$Linux_X86_64 LibreOffice_project/10m0$Build-2</meta:generator>
    <dc:date>2017-04-25T10:39:15.022923186</dc:date>
    <meta:editing-duration>PT9H22M10S</meta:editing-duration>
    <meta:editing-cycles>64</meta:editing-cycles>
    <meta:document-statistic meta:table-count="0" meta:image-count="0" meta:object-count="0" meta:page-count="4" meta:paragraph-count="40" meta:word-count="3189" meta:character-count="18777" meta:non-whitespace-character-count="15590"/>
  </office:meta>
</office:document-meta>
</file>